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5.23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55.67mm"/>
    </style:style>
    <style:style style:name="co9" style:family="table-column">
      <style:table-column-properties fo:break-before="auto" style:column-width="62.02mm"/>
    </style:style>
    <style:style style:name="co10" style:family="table-column">
      <style:table-column-properties fo:break-before="auto" style:column-width="83.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1.73mm"/>
    </style:style>
    <style:style style:name="co13" style:family="table-column">
      <style:table-column-properties fo:break-before="auto" style:column-width="12.1mm"/>
    </style:style>
    <style:style style:name="co14" style:family="table-column">
      <style:table-column-properties fo:break-before="auto" style:column-width="25.1mm"/>
    </style:style>
    <style:style style:name="co15" style:family="table-column">
      <style:table-column-properties fo:break-before="auto" style:column-width="43.27mm"/>
    </style:style>
    <style:style style:name="co16" style:family="table-column">
      <style:table-column-properties fo:break-before="auto" style:column-width="15.12mm"/>
    </style:style>
    <style:style style:name="co17" style:family="table-column">
      <style:table-column-properties fo:break-before="auto" style:column-width="19.67mm"/>
    </style:style>
    <style:style style:name="co18" style:family="table-column">
      <style:table-column-properties fo:break-before="auto" style:column-width="42.05mm"/>
    </style:style>
    <style:style style:name="co19" style:family="table-column">
      <style:table-column-properties fo:break-before="auto" style:column-width="12.7mm"/>
    </style:style>
    <style:style style:name="co20" style:family="table-column">
      <style:table-column-properties fo:break-before="auto" style:column-width="25.42mm"/>
    </style:style>
    <style:style style:name="co21" style:family="table-column">
      <style:table-column-properties fo:break-before="auto" style:column-width="105.29mm"/>
    </style:style>
    <style:style style:name="co22" style:family="table-column">
      <style:table-column-properties fo:break-before="auto" style:column-width="43.87mm"/>
    </style:style>
    <style:style style:name="co23" style:family="table-column">
      <style:table-column-properties fo:break-before="auto" style:column-width="100.75mm"/>
    </style:style>
    <style:style style:name="co24" style:family="table-column">
      <style:table-column-properties fo:break-before="auto" style:column-width="59mm"/>
    </style:style>
    <style:style style:name="co25" style:family="table-column">
      <style:table-column-properties fo:break-before="auto" style:column-width="55.97mm"/>
    </style:style>
    <style:style style:name="co26" style:family="table-column">
      <style:table-column-properties fo:break-before="auto" style:column-width="52.33mm"/>
    </style:style>
    <style:style style:name="co27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itation count</text:p>
          </table:table-cell>
          <table:table-cell table:style-name="ce1" office:value-type="string" calcext:value-type="string">
            <text:p>Number of authors</text:p>
          </table:table-cell>
          <table:table-cell table:style-name="ce1" office:value-type="string" calcext:value-type="string">
            <text:p>Type of collabo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FEBR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AP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J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AN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MAR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M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U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SEPT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NOV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cal Method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D OF FEBR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P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J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al Structures in Computer Science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ND OF ISS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END OF ISSUE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7–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D OF ISSUE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als of Pure and Applied Logic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 OF ISSUE 12</text:p>
          </table:table-cell>
          <table:table-cell table:number-columns-repeated="4"/>
        </table:table-row>
      </table:table>
      <table:table table:name="MSCS" table:style-name="ta1">
        <table:table-column table:style-name="co12" table:default-cell-style-name="ce2"/>
        <table:table-column table:style-name="co13" table:default-cell-style-name="Default"/>
        <table:table-column table:style-name="co14" table:default-cell-style-name="ce3"/>
        <table:table-row table:style-name="ro1">
          <table:table-cell table:style-name="ce1" office:value-type="string" calcext:value-type="string">
            <text:p>MSCS 2006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2:.D47])" office:value-type="float" office:value="46" calcext:value-type="float">
            <text:p>4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2:.D47];&quot;=1&quot;)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2:.E47];&quot;=Local&quot;)" office:value-type="float" office:value="8" calcext:value-type="float">
            <text:p>8</text:p>
          </table:table-cell>
          <table:table-cell table:formula="of:=[.B4]/[.B10]" office:value-type="percentage" office:value="0.258064516129032" calcext:value-type="percentage">
            <text:p>25.81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2:.E47];&quot;=National&quot;)" office:value-type="float" office:value="9" calcext:value-type="float">
            <text:p>9</text:p>
          </table:table-cell>
          <table:table-cell table:formula="of:=[.B5]/[.B10]" office:value-type="percentage" office:value="0.290322580645161" calcext:value-type="percentage">
            <text:p>29.03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2:.E47];&quot;=International&quot;)" office:value-type="float" office:value="14" calcext:value-type="float">
            <text:p>14</text:p>
          </table:table-cell>
          <table:table-cell table:formula="of:=[.B6]/[.B10]" office:value-type="percentage" office:value="0.451612903225806" calcext:value-type="percentage">
            <text:p>45.16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2:.D47];&quot;=2&quot;)" office:value-type="float" office:value="21" calcext:value-type="float">
            <text:p>21</text:p>
          </table:table-cell>
          <table:table-cell table:formula="of:=[.B7]/[.$B$10]" office:value-type="percentage" office:value="0.67741935483871" calcext:value-type="percentage">
            <text:p>67.74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3:.D48];&quot;=3&quot;)" office:value-type="float" office:value="10" calcext:value-type="float">
            <text:p>10</text:p>
          </table:table-cell>
          <table:table-cell table:formula="of:=[.B8]/[.$B$10]" office:value-type="percentage" office:value="0.32258064516129" calcext:value-type="percentage">
            <text:p>32.26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4:.D49];&quot;=4&quot;)" office:value-type="float" office:value="0" calcext:value-type="float">
            <text:p>0</text:p>
          </table:table-cell>
          <table:table-cell table:formula="of:=[.B9]/[.$B$10]" office:value-type="percentage" office:value="0" calcext:value-type="percentage">
            <text:p>0.00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31" calcext:value-type="float">
            <text:p>31</text:p>
          </table:table-cell>
          <table:table-cell table:formula="of:=[.B10]/[.B2]" office:value-type="percentage" office:value="0.673913043478261" calcext:value-type="percentage">
            <text:p>67.39%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SCS 2014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280:.D333])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280:.D333];&quot;=1&quot;)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280:.E330];&quot;=Local&quot;)" office:value-type="float" office:value="11" calcext:value-type="float">
            <text:p>11</text:p>
          </table:table-cell>
          <table:table-cell table:formula="of:=[.B15]/[.$B$21]" office:value-type="percentage" office:value="0.289473684210526" calcext:value-type="percentage">
            <text:p>28.95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280:.E333];&quot;=National&quot;)" office:value-type="float" office:value="14" calcext:value-type="float">
            <text:p>14</text:p>
          </table:table-cell>
          <table:table-cell table:formula="of:=[.B16]/[.$B$21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280:.E333];&quot;=International&quot;)" office:value-type="float" office:value="11" calcext:value-type="float">
            <text:p>11</text:p>
          </table:table-cell>
          <table:table-cell table:formula="of:=[.B17]/[.$B$21]" office:value-type="percentage" office:value="0.289473684210526" calcext:value-type="percentage">
            <text:p>28.95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280:.D333];&quot;=2&quot;)" office:value-type="float" office:value="13" calcext:value-type="float">
            <text:p>13</text:p>
          </table:table-cell>
          <table:table-cell table:formula="of:=[.B18]/[.$B$21]" office:value-type="percentage" office:value="0.342105263157895" calcext:value-type="percentage">
            <text:p>34.21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280:.D333];&quot;=3&quot;)" office:value-type="float" office:value="14" calcext:value-type="float">
            <text:p>14</text:p>
          </table:table-cell>
          <table:table-cell table:formula="of:=[.B19]/[.$B$21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280:.D333];&quot;=4&quot;)" office:value-type="float" office:value="11" calcext:value-type="float">
            <text:p>11</text:p>
          </table:table-cell>
          <table:table-cell table:formula="of:=[.B20]/[.$B$21]" office:value-type="percentage" office:value="0.289473684210526" calcext:value-type="percentage">
            <text:p>28.95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38" calcext:value-type="float">
            <text:p>38</text:p>
          </table:table-cell>
          <table:table-cell table:formula="of:=[.B21]/[.B13]" office:value-type="percentage" office:value="0.703703703703704" calcext:value-type="percentage">
            <text:p>70.37%</text:p>
          </table:table-cell>
        </table:table-row>
      </table:table>
      <table:table table:name="APAL" table:style-name="ta1">
        <table:table-column table:style-name="co15" table:default-cell-style-name="ce2"/>
        <table:table-column table:style-name="co16" table:default-cell-style-name="Default"/>
        <table:table-column table:style-name="co17" table:default-cell-style-name="ce3"/>
        <table:table-row table:style-name="ro1">
          <table:table-cell table:style-name="ce1" office:value-type="string" calcext:value-type="string">
            <text:p>APAL 2006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48:.D167])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48:.D167];&quot;=1&quot;)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48:.E167];&quot;=Local&quot;)" office:value-type="float" office:value="14" calcext:value-type="float">
            <text:p>14</text:p>
          </table:table-cell>
          <table:table-cell table:formula="of:=[.B4]/[.B10]" office:value-type="percentage" office:value="0.254545454545454" calcext:value-type="percentage">
            <text:p>25.45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48:.E167];&quot;=National&quot;)" office:value-type="float" office:value="5" calcext:value-type="float">
            <text:p>5</text:p>
          </table:table-cell>
          <table:table-cell table:formula="of:=[.B5]/[.B10]" office:value-type="percentage" office:value="0.0909090909090909" calcext:value-type="percentage">
            <text:p>9.09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48:.E167];&quot;=International&quot;)" office:value-type="float" office:value="36" calcext:value-type="float">
            <text:p>36</text:p>
          </table:table-cell>
          <table:table-cell table:formula="of:=[.B6]/[.B10]" office:value-type="percentage" office:value="0.654545454545455" calcext:value-type="percentage">
            <text:p>65.45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48:.D167];&quot;=2&quot;)" office:value-type="float" office:value="36" calcext:value-type="float">
            <text:p>36</text:p>
          </table:table-cell>
          <table:table-cell table:formula="of:=[.B7]/[.$B$10]" office:value-type="percentage" office:value="0.654545454545455" calcext:value-type="percentage">
            <text:p>65.45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48:.D167];&quot;=3&quot;)" office:value-type="float" office:value="14" calcext:value-type="float">
            <text:p>14</text:p>
          </table:table-cell>
          <table:table-cell table:formula="of:=[.B8]/[.$B$10]" office:value-type="percentage" office:value="0.254545454545454" calcext:value-type="percentage">
            <text:p>25.45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48:.D167];&quot;=4&quot;)" office:value-type="float" office:value="5" calcext:value-type="float">
            <text:p>5</text:p>
          </table:table-cell>
          <table:table-cell table:formula="of:=[.B9]/[.$B$10]" office:value-type="percentage" office:value="0.0909090909090909" calcext:value-type="percentage">
            <text:p>9.09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55" calcext:value-type="float">
            <text:p>55</text:p>
          </table:table-cell>
          <table:table-cell table:formula="of:=[.B10]/[.B2]" office:value-type="percentage" office:value="0.458333333333333" calcext:value-type="percentage">
            <text:p>45.83%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APAL 2014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334:.D414])" office:value-type="float" office:value="81" calcext:value-type="float">
            <text:p>8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334:.D414];&quot;=1&quot;)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334:.E414];&quot;=Local&quot;)" office:value-type="float" office:value="12" calcext:value-type="float">
            <text:p>12</text:p>
          </table:table-cell>
          <table:table-cell table:formula="of:=[.B15]/[.$B$21]" office:value-type="percentage" office:value="0.244897959183673" calcext:value-type="percentage">
            <text:p>24.49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334:.E414];&quot;=National&quot;)" office:value-type="float" office:value="13" calcext:value-type="float">
            <text:p>13</text:p>
          </table:table-cell>
          <table:table-cell table:formula="of:=[.B16]/[.$B$21]" office:value-type="percentage" office:value="0.26530612244898" calcext:value-type="percentage">
            <text:p>26.53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334:.E414];&quot;=International&quot;)" office:value-type="float" office:value="24" calcext:value-type="float">
            <text:p>24</text:p>
          </table:table-cell>
          <table:table-cell table:formula="of:=[.B17]/[.$B$21]" office:value-type="percentage" office:value="0.489795918367347" calcext:value-type="percentage">
            <text:p>48.98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334:.D414];&quot;=2&quot;)" office:value-type="float" office:value="34" calcext:value-type="float">
            <text:p>34</text:p>
          </table:table-cell>
          <table:table-cell table:formula="of:=[.B18]/[.$B$21]" office:value-type="percentage" office:value="0.693877551020408" calcext:value-type="percentage">
            <text:p>69.39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334:.D414];&quot;=3&quot;)" office:value-type="float" office:value="9" calcext:value-type="float">
            <text:p>9</text:p>
          </table:table-cell>
          <table:table-cell table:formula="of:=[.B19]/[.$B$21]" office:value-type="percentage" office:value="0.183673469387755" calcext:value-type="percentage">
            <text:p>18.37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334:.D414];&quot;=4&quot;)" office:value-type="float" office:value="6" calcext:value-type="float">
            <text:p>6</text:p>
          </table:table-cell>
          <table:table-cell table:formula="of:=[.B20]/[.$B$21]" office:value-type="percentage" office:value="0.122448979591837" calcext:value-type="percentage">
            <text:p>12.24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49" calcext:value-type="float">
            <text:p>49</text:p>
          </table:table-cell>
          <table:table-cell table:formula="of:=[.B21]/[.B13]" office:value-type="percentage" office:value="0.604938271604938" calcext:value-type="percentage">
            <text:p>60.49%</text:p>
          </table:table-cell>
        </table:table-row>
      </table:table>
      <table:table table:name="LMCS" table:style-name="ta1">
        <table:table-column table:style-name="co18" table:default-cell-style-name="ce2"/>
        <table:table-column table:style-name="co19" table:default-cell-style-name="Default"/>
        <table:table-column table:style-name="co20" table:default-cell-style-name="ce3"/>
        <table:table-row table:style-name="ro1">
          <table:table-cell table:style-name="ce1" office:value-type="string" calcext:value-type="string">
            <text:p>LMCS 2006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168:.D196])" office:value-type="float" office:value="29" calcext:value-type="float">
            <text:p>2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168:.D196];&quot;=1&quot;)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168:.E196];&quot;=Local&quot;)" office:value-type="float" office:value="2" calcext:value-type="float">
            <text:p>2</text:p>
          </table:table-cell>
          <table:table-cell table:formula="of:=[.B4]/[.B10]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168:.E196];&quot;=National&quot;)" office:value-type="float" office:value="5" calcext:value-type="float">
            <text:p>5</text:p>
          </table:table-cell>
          <table:table-cell table:formula="of:=[.B5]/[.B10]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168:.E196];&quot;=International&quot;)" office:value-type="float" office:value="13" calcext:value-type="float">
            <text:p>13</text:p>
          </table:table-cell>
          <table:table-cell table:formula="of:=[.B6]/[.B10]" office:value-type="percentage" office:value="0.65" calcext:value-type="percentage">
            <text:p>65.00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168:.D196];&quot;=2&quot;)" office:value-type="float" office:value="10" calcext:value-type="float">
            <text:p>10</text:p>
          </table:table-cell>
          <table:table-cell table:formula="of:=[.B7]/[.$B$10]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168:.D196];&quot;=3&quot;)" office:value-type="float" office:value="9" calcext:value-type="float">
            <text:p>9</text:p>
          </table:table-cell>
          <table:table-cell table:formula="of:=[.B8]/[.$B$10]" office:value-type="percentage" office:value="0.45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168:.D196];&quot;=4&quot;)" office:value-type="float" office:value="1" calcext:value-type="float">
            <text:p>1</text:p>
          </table:table-cell>
          <table:table-cell table:formula="of:=[.B9]/[.$B$10]" office:value-type="percentage" office:value="0.05" calcext:value-type="percentage">
            <text:p>5.00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2]-[.B3]" office:value-type="float" office:value="20" calcext:value-type="float">
            <text:p>20</text:p>
          </table:table-cell>
          <table:table-cell table:formula="of:=[.B10]/[.B2]" office:value-type="percentage" office:value="0.689655172413793" calcext:value-type="percentage">
            <text:p>68.97%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LMCS 2014 statistic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Data.D198:.D279])" office:value-type="float" office:value="82" calcext:value-type="float">
            <text:p>8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-collaborative</text:p>
          </table:table-cell>
          <table:table-cell table:formula="of:=COUNTIF([Data.D198:.D279];&quot;=1&quot;)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office:value-type="string" calcext:value-type="string">
            <text:p>Local</text:p>
          </table:table-cell>
          <table:table-cell table:formula="of:=COUNTIF([Data.E198:.E279];&quot;=Local&quot;)" office:value-type="float" office:value="20" calcext:value-type="float">
            <text:p>20</text:p>
          </table:table-cell>
          <table:table-cell table:formula="of:=[.B15]/[.$B$21]" office:value-type="percentage" office:value="0.338983050847458" calcext:value-type="percentage">
            <text:p>33.90%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formula="of:=COUNTIF([Data.E198:.E279];&quot;=National&quot;)" office:value-type="float" office:value="9" calcext:value-type="float">
            <text:p>9</text:p>
          </table:table-cell>
          <table:table-cell table:formula="of:=[.B16]/[.$B$21]" office:value-type="percentage" office:value="0.152542372881356" calcext:value-type="percentage">
            <text:p>15.25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COUNTIF([Data.E198:.E279];&quot;=International&quot;)" office:value-type="float" office:value="30" calcext:value-type="float">
            <text:p>30</text:p>
          </table:table-cell>
          <table:table-cell table:formula="of:=[.B17]/[.$B$21]" office:value-type="percentage" office:value="0.508474576271186" calcext:value-type="percentage">
            <text:p>50.85%</text:p>
          </table:table-cell>
        </table:table-row>
        <table:table-row table:style-name="ro1">
          <table:table-cell office:value-type="string" calcext:value-type="string">
            <text:p>2 collaborators</text:p>
          </table:table-cell>
          <table:table-cell table:formula="of:=COUNTIF([Data.D198:.D279];&quot;=2&quot;)" office:value-type="float" office:value="25" calcext:value-type="float">
            <text:p>25</text:p>
          </table:table-cell>
          <table:table-cell table:formula="of:=[.B18]/[.$B$21]" office:value-type="percentage" office:value="0.423728813559322" calcext:value-type="percentage">
            <text:p>42.37%</text:p>
          </table:table-cell>
        </table:table-row>
        <table:table-row table:style-name="ro1">
          <table:table-cell office:value-type="string" calcext:value-type="string">
            <text:p>3 collaborators</text:p>
          </table:table-cell>
          <table:table-cell table:formula="of:=COUNTIF([Data.D198:.D279];&quot;=3&quot;)" office:value-type="float" office:value="18" calcext:value-type="float">
            <text:p>18</text:p>
          </table:table-cell>
          <table:table-cell table:formula="of:=[.B19]/[.$B$21]" office:value-type="percentage" office:value="0.305084745762712" calcext:value-type="percentage">
            <text:p>30.51%</text:p>
          </table:table-cell>
        </table:table-row>
        <table:table-row table:style-name="ro1">
          <table:table-cell office:value-type="string" calcext:value-type="string">
            <text:p>4 or more collaborators</text:p>
          </table:table-cell>
          <table:table-cell table:formula="of:=COUNTIF([Data.D198:.D279];&quot;=4&quot;)" office:value-type="float" office:value="16" calcext:value-type="float">
            <text:p>16</text:p>
          </table:table-cell>
          <table:table-cell table:formula="of:=[.B20]/[.$B$21]" office:value-type="percentage" office:value="0.271186440677966" calcext:value-type="percentage">
            <text:p>27.12%</text:p>
          </table:table-cell>
        </table:table-row>
        <table:table-row table:style-name="ro1">
          <table:table-cell table:style-name="Default" office:value-type="string" calcext:value-type="string">
            <text:p>Collaborative</text:p>
          </table:table-cell>
          <table:table-cell table:formula="of:=[.B13]-[.B14]" office:value-type="float" office:value="59" calcext:value-type="float">
            <text:p>59</text:p>
          </table:table-cell>
          <table:table-cell table:formula="of:=[.B21]/[.B13]" office:value-type="percentage" office:value="0.719512195121951" calcext:value-type="percentage">
            <text:p>71.95%</text:p>
          </table:table-cell>
        </table:table-row>
      </table:table>
      <table:table table:name="Quality" table:style-name="ta1">
        <table:shapes>
          <draw:frame draw:z-index="0" draw:style-name="gr1" draw:text-style-name="P1" svg:width="139.75mm" svg:height="90.01mm" svg:x="167.77mm" svg:y="19.57mm">
            <loext:p draw:notify-on-update-of-ranges="Quality.K41:Quality.K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11" table:number-columns-repeated="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Citation sum for single author</text:p>
          </table:table-cell>
          <table:table-cell table:formula="of:=SUMIF([Data.D198:.D414]; &quot;=1&quot;; [Data.C198:.C414])"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# of single author papers</text:p>
          </table:table-cell>
          <table:table-cell table:formula="of:=COUNTIF([Data.D198:.D414];&quot;=1&quot;)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citation count for single author papers</text:p>
          </table:table-cell>
          <table:table-cell table:style-name="ce5" table:formula="of:=[.B1]/[.B2]" office:value-type="float" office:value="3.07042253521127" calcext:value-type="float">
            <text:p>3.0704225352112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itation sum for 2 authors</text:p>
          </table:table-cell>
          <table:table-cell table:formula="of:=SUMIF([Data.D203:.D419]; &quot;=2&quot;; [Data.C203:.C419])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# of 2 authors papers</text:p>
          </table:table-cell>
          <table:table-cell table:formula="of:=COUNTIF([Data.D203:.D419];&quot;=2&quot;)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citation count for 2 authors papers</text:p>
          </table:table-cell>
          <table:table-cell table:style-name="ce2" table:formula="of:=[.B5]/[.B6]" office:value-type="float" office:value="2.74285714285714" calcext:value-type="float">
            <text:p>2.742857142857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itation sum for 3 authors</text:p>
          </table:table-cell>
          <table:table-cell table:formula="of:=SUMIF([Data.D207:.D423]; &quot;=3&quot;; [Data.C207:.C423])"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# of 3 authors papers</text:p>
          </table:table-cell>
          <table:table-cell table:formula="of:=COUNTIF([Data.D207:.D423];&quot;=3&quot;)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citation count for 3 authors papers</text:p>
          </table:table-cell>
          <table:table-cell table:style-name="ce2" table:formula="of:=[.B9]/[.B10]" office:value-type="float" office:value="3.425" calcext:value-type="float">
            <text:p>3.42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itation sum for 4 or more authors</text:p>
          </table:table-cell>
          <table:table-cell table:formula="of:=SUMIF([Data.D211:.D427]; &quot;=4&quot;; [Data.C211:.C427])"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# of 4 or more authors papers</text:p>
          </table:table-cell>
          <table:table-cell table:formula="of:=COUNTIF([Data.D211:.D427];&quot;=4&quot;)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citation count for 4 or more authors papers</text:p>
          </table:table-cell>
          <table:table-cell table:style-name="ce2" table:formula="of:=[.B13]/[.B14]" office:value-type="float" office:value="2.63333333333333" calcext:value-type="float">
            <text:p>2.6333333333333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 table:style-name="ce4"/>
          <table:table-cell table:style-name="ce6"/>
          <table:table-cell/>
          <table:table-cell table:style-name="ce6"/>
          <table:table-cell table:number-columns-repeated="8"/>
        </table:table-row>
        <table:table-row table:style-name="ro1">
          <table:table-cell table:style-name="ce4"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4"/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number-columns-repeated="7"/>
          <table:table-cell table:style-name="ce1"/>
          <table:table-cell table:number-columns-repeated="4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&gt;=4</text:p>
          </table:table-cell>
          <table:table-cell/>
        </table:table-row>
      </table:table>
      <table:table table:name="Sheet2" table:style-name="ta1">
        <table:table-column table:style-name="co11" table:number-columns-repeated="6" table:default-cell-style-name="Default"/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row table:style-name="ro1">
          <table:table-cell table:formula="of:=COUNT([Data.D2])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([Data.D2:.D47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IF([Data.D2:.D47]; &quot;&gt;= 2&quot;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06 non-collaborative:</text:p>
          </table:table-cell>
          <table:table-cell table:style-name="ce1" office:value-type="string" calcext:value-type="string">
            <text:p>MSCS 2006 collaboration</text:p>
          </table:table-cell>
          <table:table-cell table:style-name="ce1" office:value-type="string" calcext:value-type="string">
            <text:p>MSCS collaboration</text:p>
          </table:table-cell>
        </table:table-row>
        <table:table-row table:style-name="ro1">
          <table:table-cell table:number-columns-repeated="6"/>
          <table:table-cell table:style-name="Default" table:formula="of:=[.G5]-[.G7]" office:value-type="float" office:value="15" calcext:value-type="float">
            <text:p>15</text:p>
          </table:table-cell>
          <table:table-cell table:formula="of:=[.G7]/[.G5]" office:value-type="float" office:value="0.673913043478261" calcext:value-type="float">
            <text:p>0.673913043478261</text:p>
          </table:table-cell>
          <table:table-cell table:style-name="ce2" table:formula="of:=([.G7]+[.G28])/([.G5]+[.G26])" office:value-type="float" office:value="0.69" calcext:value-type="float">
            <text:p>0.6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([Data.D48:.D167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48:.D167]; &quot;&gt;=2&quot;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06 non-collaborative:</text:p>
          </table:table-cell>
          <table:table-cell table:style-name="ce1" office:value-type="string" calcext:value-type="string">
            <text:p>APAL 2006 collaboration</text:p>
          </table:table-cell>
          <table:table-cell table:style-name="ce1" office:value-type="string" calcext:value-type="string">
            <text:p>APAL collaboration</text:p>
          </table:table-cell>
        </table:table-row>
        <table:table-row table:style-name="ro1">
          <table:table-cell table:number-columns-repeated="6"/>
          <table:table-cell table:style-name="Default" table:formula="of:=[.G12]-[.G14]" office:value-type="float" office:value="65" calcext:value-type="float">
            <text:p>65</text:p>
          </table:table-cell>
          <table:table-cell table:formula="of:=[.G14]/[.G12]" office:value-type="float" office:value="0.458333333333333" calcext:value-type="float">
            <text:p>0.458333333333333</text:p>
          </table:table-cell>
          <table:table-cell table:style-name="ce2" table:formula="of:=([.G14]+[.G35])/([.G12]+[.G33])" office:value-type="float" office:value="0.517412935323383" calcext:value-type="float">
            <text:p>0.517412935323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COUNT([Data.D168:.D196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168:.D196]; &quot;&gt;=2&quot;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06 non-collaborative:</text:p>
          </table:table-cell>
          <table:table-cell table:style-name="ce1" office:value-type="string" calcext:value-type="string">
            <text:p>LMCS 2006 collaboration</text:p>
          </table:table-cell>
          <table:table-cell table:style-name="ce1" office:value-type="string" calcext:value-type="string">
            <text:p>LMCS collaboration</text:p>
          </table:table-cell>
        </table:table-row>
        <table:table-row table:style-name="ro1">
          <table:table-cell table:number-columns-repeated="6"/>
          <table:table-cell table:style-name="Default" table:formula="of:=[.G19]-[.G21]" office:value-type="float" office:value="9" calcext:value-type="float">
            <text:p>9</text:p>
          </table:table-cell>
          <table:table-cell table:formula="of:=[.G21]/[.G19]" office:value-type="float" office:value="0.689655172413793" calcext:value-type="float">
            <text:p>0.689655172413793</text:p>
          </table:table-cell>
          <table:table-cell table:style-name="ce2" table:formula="of:=([.G21]+[.G42])/([.G19]+[.G40])" office:value-type="float" office:value="0.711711711711712" calcext:value-type="float">
            <text:p>0.7117117117117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([Data.D280:.D333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IF([Data.D280:.D333]; &quot;&gt;= 2&quot;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SCS 2014 non-collaborative:</text:p>
          </table:table-cell>
          <table:table-cell table:style-name="ce1" office:value-type="string" calcext:value-type="string">
            <text:p>MSCS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26]-[.G28]" office:value-type="float" office:value="16" calcext:value-type="float">
            <text:p>16</text:p>
          </table:table-cell>
          <table:table-cell table:formula="of:=[.G28]/[.G26]" office:value-type="float" office:value="0.703703703703704" calcext:value-type="float">
            <text:p>0.703703703703704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table:formula="of:=COUNT([Data.D334:.D414]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334:.D414]; &quot;&gt;=2&quot;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AL 2014 non-collaborative:</text:p>
          </table:table-cell>
          <table:table-cell table:style-name="ce1" office:value-type="string" calcext:value-type="string">
            <text:p>APAL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33]-[.G35]" office:value-type="float" office:value="32" calcext:value-type="float">
            <text:p>32</text:p>
          </table:table-cell>
          <table:table-cell table:formula="of:=[.G35]/[.G33]" office:value-type="float" office:value="0.604938271604938" calcext:value-type="float">
            <text:p>0.60493827160493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COUNT([Data.D198:.D279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collaborative: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COUNTIF([Data.D198:.D279]; &quot;&gt;=2&quot;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MCS 2014 non-collaborative:</text:p>
          </table:table-cell>
          <table:table-cell table:style-name="ce1" office:value-type="string" calcext:value-type="string">
            <text:p>LMCS 2014 collaboration</text:p>
          </table:table-cell>
          <table:table-cell/>
        </table:table-row>
        <table:table-row table:style-name="ro1">
          <table:table-cell table:number-columns-repeated="6"/>
          <table:table-cell table:style-name="Default" table:formula="of:=[.G40]-[.G42]" office:value-type="float" office:value="23" calcext:value-type="float">
            <text:p>23</text:p>
          </table:table-cell>
          <table:table-cell table:formula="of:=[.G42]/[.G40]" office:value-type="float" office:value="0.719512195121951" calcext:value-type="float">
            <text:p>0.7195121951219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3:05:36.114607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01:19.078873690</meta:creation-date>
    <dc:date>2018-12-04T17:25:06.066436162</dc:date>
    <meta:editing-duration>PT8H21M59S</meta:editing-duration>
    <meta:editing-cycles>255</meta:editing-cycles>
    <meta:generator>LibreOffice/5.2.7.2$Linux_X86_64 LibreOffice_project/20m0$Build-2</meta:generator>
    <meta:document-statistic meta:table-count="6" meta:cell-count="19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6cm" svg:height="9.002cm" xlink:href=".." xlink:type="simple" chart:class="chart:bar" chart:style-name="ch1">
        <chart:title svg:x="1.15cm" svg:y="0.316cm" chart:style-name="ch2">
          <text:p>Average citation count set against number of collaborators</text:p>
        </chart:title>
        <chart:plot-area chart:style-name="ch3" table:cell-range-address="Quality.K41:Quality.K44 Quality.B3:Quality.B3 Quality.B7:Quality.B7 Quality.B11:Quality.B11 Quality.B15:Quality.B15 Quality.E7:Quality.E7" chart:data-source-has-labels="both" svg:x="1.29cm" svg:y="1.275cm" svg:width="12.407cm" svg:height="6.566cm">
          <chartooo:coordinate-region svg:x="2.017cm" svg:y="1.474cm" svg:width="11.68cm" svg:height="5.72cm"/>
          <chart:axis chart:dimension="x" chart:name="primary-x" chart:style-name="ch4" chartooo:axis-type="auto">
            <chartooo:date-scale/>
            <chart:title svg:x="5.703cm" svg:y="8.021cm" chart:style-name="ch5">
              <text:p>Number of collaborators</text:p>
            </chart:title>
            <chart:categories table:cell-range-address="Quality.K41:Quality.K44"/>
          </chart:axis>
          <chart:axis chart:dimension="y" chart:name="primary-y" chart:style-name="ch6">
            <chart:title svg:x="0.451cm" svg:y="6.203cm" chart:style-name="ch7">
              <text:p>Average citation count</text:p>
            </chart:title>
            <chart:grid chart:style-name="ch8" chart:class="major"/>
          </chart:axis>
          <chart:series chart:style-name="ch9" chart:values-cell-range-address="Quality.B3:Quality.B3 Quality.B7:Quality.B7 Quality.B11:Quality.B11 Quality.B15:Quality.B15 Quality.E7:Quality.E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uality.K41:Quality.K44</svg:desc>
                </draw:g>
              </table:table-cell>
              <table:table-cell office:value-type="float" office:value="3.07042253521127">
                <text:p>3.07042253521127</text:p>
                <draw:g>
                  <svg:desc>Quality.B3:Quality.B3 Quality.B7:Quality.B7 Quality.B11:Quality.B11 Quality.B15:Quality.B15 Quality.E7:Quality.E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74285714285714">
                <text:p>2.742857142857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&gt;=4</text:p>
              </table:table-cell>
              <table:table-cell office:value-type="float" office:value="2.63333333333333">
                <text:p>2.6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